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style:font-name="Times New Roman" fo:language="cs" fo:country="CZ" officeooo:rsid="00340841" officeooo:paragraph-rsid="00340841" style:font-size-asian="10.5pt"/>
    </style:style>
    <style:style style:name="P2" style:family="paragraph" style:parent-style-name="text">
      <style:text-properties officeooo:paragraph-rsid="00340841"/>
    </style:style>
    <style:style style:name="P3" style:family="paragraph" style:parent-style-name="text">
      <style:text-properties fo:language="cs" fo:country="CZ" officeooo:paragraph-rsid="00340841"/>
    </style:style>
    <style:style style:name="P4" style:family="paragraph" style:parent-style-name="Hlavička">
      <style:text-properties fo:font-size="35pt" fo:language="cs" fo:country="CZ" officeooo:rsid="005bcf18" officeooo:paragraph-rsid="005bcf18" style:font-size-asian="35pt" style:font-size-complex="35pt"/>
    </style:style>
    <style:style style:name="P5" style:family="paragraph" style:parent-style-name="Nadpis1">
      <style:text-properties fo:font-size="35pt" fo:language="cs" fo:country="CZ" officeooo:rsid="005bcf18" officeooo:paragraph-rsid="005bcf18" style:font-size-asian="35pt" style:font-size-complex="35pt"/>
    </style:style>
    <style:style style:name="P6" style:family="paragraph" style:parent-style-name="text" style:list-style-name="L1">
      <style:text-properties fo:language="cs" fo:country="CZ" officeooo:rsid="004ecc46" officeooo:paragraph-rsid="004ecc46"/>
    </style:style>
    <style:style style:name="P7" style:family="paragraph" style:parent-style-name="text" style:list-style-name="L1">
      <style:text-properties fo:language="cs" fo:country="CZ" officeooo:rsid="005bcf18" officeooo:paragraph-rsid="005bcf18"/>
    </style:style>
    <style:style style:name="P8" style:family="paragraph" style:parent-style-name="text" style:list-style-name="L1">
      <style:text-properties fo:language="cs" fo:country="CZ" officeooo:rsid="00116acc" officeooo:paragraph-rsid="00116acc"/>
    </style:style>
    <style:style style:name="P9" style:family="paragraph" style:parent-style-name="text" style:list-style-name="L1">
      <style:text-properties fo:language="cs" fo:country="CZ" officeooo:rsid="00116acc" officeooo:paragraph-rsid="0019cb4d"/>
    </style:style>
    <style:style style:name="P10" style:family="paragraph" style:parent-style-name="text" style:list-style-name="L1">
      <style:text-properties fo:language="cs" fo:country="CZ" officeooo:rsid="005356c7" officeooo:paragraph-rsid="00552fcb"/>
    </style:style>
    <style:style style:name="P11" style:family="paragraph" style:parent-style-name="text" style:list-style-name="L1">
      <style:text-properties fo:language="cs" fo:country="CZ" officeooo:rsid="005c63ae" officeooo:paragraph-rsid="005c63ae"/>
    </style:style>
    <style:style style:name="P12" style:family="paragraph" style:parent-style-name="text" style:list-style-name="L1">
      <style:text-properties fo:language="cs" fo:country="CZ" officeooo:rsid="005c63ae" officeooo:paragraph-rsid="005cf35e"/>
    </style:style>
    <style:style style:name="P13" style:family="paragraph" style:parent-style-name="text" style:list-style-name="L1">
      <style:text-properties fo:language="cs" fo:country="CZ" officeooo:rsid="0063624f" officeooo:paragraph-rsid="0063624f"/>
    </style:style>
    <style:style style:name="P14" style:family="paragraph" style:parent-style-name="text" style:list-style-name="L1">
      <style:text-properties fo:language="cs" fo:country="CZ" officeooo:rsid="0063624f" officeooo:paragraph-rsid="0066dd43"/>
    </style:style>
    <style:style style:name="P15" style:family="paragraph" style:parent-style-name="text" style:list-style-name="L1">
      <style:text-properties fo:language="cs" fo:country="CZ" officeooo:rsid="0064ff89" officeooo:paragraph-rsid="0064ff89"/>
    </style:style>
    <style:style style:name="P16" style:family="paragraph" style:parent-style-name="text" style:list-style-name="L1">
      <style:text-properties fo:language="cs" fo:country="CZ" officeooo:rsid="00552fcb" officeooo:paragraph-rsid="00552fcb"/>
    </style:style>
    <style:style style:name="P17" style:family="paragraph" style:parent-style-name="text" style:list-style-name="L2">
      <style:text-properties fo:language="cs" fo:country="CZ" officeooo:rsid="0061c289" officeooo:paragraph-rsid="0064ff89"/>
    </style:style>
    <style:style style:name="P18" style:family="paragraph" style:parent-style-name="text" style:list-style-name="L1">
      <style:text-properties fo:language="cs" fo:country="CZ" officeooo:rsid="0061c289" officeooo:paragraph-rsid="0061c289"/>
    </style:style>
    <style:style style:name="P19" style:family="paragraph" style:parent-style-name="text" style:list-style-name="L1">
      <style:text-properties fo:language="cs" fo:country="CZ" officeooo:rsid="005f4d3c" officeooo:paragraph-rsid="005f4d3c"/>
    </style:style>
    <style:style style:name="P20" style:family="paragraph" style:parent-style-name="text" style:list-style-name="L1">
      <style:text-properties fo:language="cs" fo:country="CZ" officeooo:rsid="0036e70b" officeooo:paragraph-rsid="0036e70b"/>
    </style:style>
    <style:style style:name="P21" style:family="paragraph" style:parent-style-name="text" style:list-style-name="L1">
      <style:text-properties fo:language="cs" fo:country="CZ" officeooo:rsid="0066dd43" officeooo:paragraph-rsid="0066dd43"/>
    </style:style>
    <style:style style:name="P22" style:family="paragraph" style:parent-style-name="text" style:list-style-name="L1">
      <style:text-properties fo:language="cs" fo:country="CZ" officeooo:rsid="005cf35e" officeooo:paragraph-rsid="005cf35e"/>
    </style:style>
    <style:style style:name="P23" style:family="paragraph" style:parent-style-name="text" style:list-style-name="L1">
      <style:text-properties fo:language="cs" fo:country="CZ"/>
    </style:style>
    <style:style style:name="P24" style:family="paragraph" style:parent-style-name="text" style:list-style-name="L1">
      <style:text-properties fo:language="cs" fo:country="CZ" officeooo:rsid="005d6ed8" officeooo:paragraph-rsid="005d6ed8"/>
    </style:style>
    <style:style style:name="P25" style:family="paragraph" style:parent-style-name="text" style:list-style-name="L1">
      <style:text-properties fo:language="cs" fo:country="CZ" officeooo:rsid="0019cb4d" officeooo:paragraph-rsid="0019cb4d"/>
    </style:style>
    <style:style style:name="P26" style:family="paragraph" style:parent-style-name="text" style:list-style-name="L1">
      <style:text-properties fo:language="cs" fo:country="CZ" officeooo:rsid="0069cea3" officeooo:paragraph-rsid="0069cea3"/>
    </style:style>
    <style:style style:name="P27" style:family="paragraph" style:parent-style-name="text" style:list-style-name="L1">
      <style:text-properties fo:language="cs" fo:country="CZ" officeooo:rsid="0069cea3" officeooo:paragraph-rsid="0073af65"/>
    </style:style>
    <style:style style:name="P28" style:family="paragraph" style:parent-style-name="text" style:list-style-name="L1">
      <style:text-properties fo:language="cs" fo:country="CZ" style:text-underline-style="none" officeooo:rsid="0069cea3" officeooo:paragraph-rsid="0069cea3"/>
    </style:style>
    <style:style style:name="P29" style:family="paragraph" style:parent-style-name="text" style:list-style-name="L1">
      <style:text-properties fo:language="cs" fo:country="CZ" officeooo:rsid="00130026" officeooo:paragraph-rsid="00130026"/>
    </style:style>
    <style:style style:name="P30" style:family="paragraph" style:parent-style-name="text" style:list-style-name="L1">
      <style:text-properties fo:language="cs" fo:country="CZ" officeooo:rsid="0060c843" officeooo:paragraph-rsid="0060c843"/>
    </style:style>
    <style:style style:name="P31" style:family="paragraph" style:parent-style-name="text" style:list-style-name="L1">
      <style:text-properties fo:language="cs" fo:country="CZ" officeooo:rsid="0060c843" officeooo:paragraph-rsid="006fc826"/>
    </style:style>
    <style:style style:name="P32" style:family="paragraph" style:parent-style-name="text" style:list-style-name="L3">
      <style:text-properties fo:language="cs" fo:country="CZ" officeooo:rsid="0060c843" officeooo:paragraph-rsid="006fc826"/>
    </style:style>
    <style:style style:name="P33" style:family="paragraph" style:parent-style-name="text" style:list-style-name="L1">
      <style:text-properties fo:language="cs" fo:country="CZ" officeooo:rsid="006fc826" officeooo:paragraph-rsid="006fc826"/>
    </style:style>
    <style:style style:name="P34" style:family="paragraph" style:parent-style-name="text" style:list-style-name="L3">
      <style:text-properties fo:language="cs" fo:country="CZ" officeooo:rsid="00706aa8" officeooo:paragraph-rsid="00706aa8"/>
    </style:style>
    <style:style style:name="P35" style:family="paragraph" style:parent-style-name="text" style:list-style-name="L3">
      <style:text-properties fo:language="cs" fo:country="CZ" officeooo:rsid="0071c8ee" officeooo:paragraph-rsid="0071c8ee"/>
    </style:style>
    <style:style style:name="P36" style:family="paragraph" style:parent-style-name="text" style:list-style-name="L1">
      <style:text-properties fo:language="cs" fo:country="CZ" officeooo:rsid="0071c8ee" officeooo:paragraph-rsid="0071c8ee"/>
    </style:style>
    <style:style style:name="P37" style:family="paragraph" style:parent-style-name="text" style:list-style-name="L1">
      <style:text-properties fo:language="cs" fo:country="CZ" officeooo:rsid="0073af65" officeooo:paragraph-rsid="0073af65"/>
    </style:style>
    <style:style style:name="P38" style:family="paragraph" style:parent-style-name="text" style:list-style-name="L1">
      <style:text-properties fo:language="cs" fo:country="CZ" officeooo:rsid="00615e64" officeooo:paragraph-rsid="00615e64"/>
    </style:style>
    <style:style style:name="P39" style:family="paragraph" style:parent-style-name="text" style:list-style-name="L1">
      <style:text-properties fo:language="cs" fo:country="CZ" officeooo:rsid="00615e64" officeooo:paragraph-rsid="006d65ba"/>
    </style:style>
    <style:style style:name="P40" style:family="paragraph" style:parent-style-name="text" style:list-style-name="L1">
      <style:text-properties fo:language="cs" fo:country="CZ" officeooo:rsid="001a0098" officeooo:paragraph-rsid="001a0098"/>
    </style:style>
    <style:style style:name="P41" style:family="paragraph" style:parent-style-name="text" style:list-style-name="L1">
      <style:text-properties fo:language="cs" fo:country="CZ" officeooo:rsid="006d65ba" officeooo:paragraph-rsid="006d65ba"/>
    </style:style>
    <style:style style:name="P42" style:family="paragraph" style:parent-style-name="text" style:list-style-name="L4">
      <style:text-properties fo:language="cs" fo:country="CZ" officeooo:rsid="006d65ba" officeooo:paragraph-rsid="006d65ba"/>
    </style:style>
    <style:style style:name="P43" style:family="paragraph" style:parent-style-name="text" style:list-style-name="L4">
      <style:text-properties fo:language="cs" fo:country="CZ" officeooo:rsid="006e34e8" officeooo:paragraph-rsid="006e34e8"/>
    </style:style>
    <style:style style:name="P44" style:family="paragraph" style:parent-style-name="text" style:list-style-name="L4">
      <style:text-properties fo:language="cs" fo:country="CZ" officeooo:rsid="006f2823" officeooo:paragraph-rsid="006f2823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officeooo:rsid="001f999d" style:font-size-asian="10.5pt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0061c289"/>
    </style:style>
    <style:style style:name="T6" style:family="text">
      <style:text-properties officeooo:rsid="005c63ae"/>
    </style:style>
    <style:style style:name="T7" style:family="text">
      <style:text-properties officeooo:rsid="0064ff89"/>
    </style:style>
    <style:style style:name="T8" style:family="text">
      <style:text-properties officeooo:rsid="0065043b"/>
    </style:style>
    <style:style style:name="T9" style:family="text">
      <style:text-properties officeooo:rsid="0066dd43"/>
    </style:style>
    <style:style style:name="T10" style:family="text">
      <style:text-properties officeooo:rsid="0069cea3"/>
    </style:style>
    <style:style style:name="T11" style:family="text">
      <style:text-properties officeooo:rsid="006c7e42"/>
    </style:style>
    <style:style style:name="T12" style:family="text">
      <style:text-properties officeooo:rsid="006fc826"/>
    </style:style>
    <style:style style:name="T13" style:family="text">
      <style:text-properties officeooo:rsid="00706aa8"/>
    </style:style>
    <style:style style:name="T14" style:family="text">
      <style:text-properties officeooo:rsid="0071c8ee"/>
    </style:style>
    <style:style style:name="T15" style:family="text">
      <style:text-properties officeooo:rsid="00728c6c"/>
    </style:style>
    <style:style style:name="T16" style:family="text">
      <style:text-properties officeooo:rsid="00750c9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ois Mrštík, Vilém Mrštík:</text:p>
      <text:p text:style-name="P5">Maryša</text:p>
      <text:list xml:id="list2603523273" text:style-name="L1">
        <text:list-item>
          <text:p text:style-name="P6"/>
          <text:list>
            <text:list-item>
              <text:p text:style-name="P7">drama, tragedie</text:p>
              <text:list>
                <text:list-item>
                  <text:p text:style-name="P7">divadelní hra s <text:span text:style-name="T16">pochmurným dějem</text:span> <text:span text:style-name="T6">tragickou zápletkou </text:span></text:p>
                </text:list-item>
              </text:list>
            </text:list-item>
            <text:list-item>
              <text:p text:style-name="P8">Téma <text:span text:style-name="T2">a motivy</text:span></text:p>
              <text:list>
                <text:list-item>
                  <text:p text:style-name="P10">obecně</text:p>
                  <text:list>
                    <text:list-item>
                      <text:p text:style-name="P11">láska Maryši a Francka</text:p>
                    </text:list-item>
                    <text:list-item>
                      <text:p text:style-name="P11">nucená svatba s Vávrou <text:span text:style-name="T7">(nešťastný svazek)</text:span></text:p>
                    </text:list-item>
                    <text:list-item>
                      <text:p text:style-name="P11">odjezd Francka na vojnu</text:p>
                    </text:list-item>
                    <text:list-item>
                      <text:p text:style-name="P13">změna po svatbě <text:span text:style-name="T7">v chováni Maryši</text:span></text:p>
                    </text:list-item>
                    <text:list-item>
                      <text:p text:style-name="P13">mlýn, bohatství, lakota, <text:span text:style-name="T7">zachování pověsti,</text:span> <text:span text:style-name="T7">majetkové rozdíly (soc. postavení)</text:span></text:p>
                    </text:list-item>
                    <text:list-item>
                      <text:p text:style-name="P15">sociální struktura na venkově, popis venkovského života</text:p>
                    </text:list-item>
                    <text:list-item>
                      <text:p text:style-name="P15">tlak <text:span text:style-name="T11">a</text:span> síla tradice a víry (ovlivňuje rozhodování postav)</text:p>
                    </text:list-item>
                    <text:list-item>
                      <text:p text:style-name="P15">lidové zvyklosti a prostředí venkova (písně před odjezdem)</text:p>
                    </text:list-item>
                  </text:list>
                </text:list-item>
                <text:list-item>
                  <text:p text:style-name="P16">úryvek:</text:p>
                </text:list-item>
              </text:list>
            </text:list-item>
          </text:list>
        </text:list-item>
      </text:list>
      <text:list xml:id="list817776491" text:style-name="L2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7">M</text:span>anželská nepohoda</text:p>
                    </text:list-item>
                  </text:list>
                </text:list-item>
              </text:list>
            </text:list-item>
          </text:list>
        </text:list-item>
      </text:list>
      <text:list xml:id="list135546457360740" text:continue-list="list2603523273" text:style-name="L1">
        <text:list-item>
          <text:list>
            <text:list-item>
              <text:list>
                <text:list-item>
                  <text:list>
                    <text:list-item>
                      <text:p text:style-name="P15">Vávra se chce usmířit s Maryšou</text:p>
                    </text:list-item>
                    <text:list-item>
                      <text:p text:style-name="P18"><text:span text:style-name="T7">J</text:span>ed</text:p>
                    </text:list-item>
                    <text:list-item>
                      <text:p text:style-name="P18"><text:span text:style-name="T7">K</text:span>áva, cukr</text:p>
                    </text:list-item>
                    <text:list-item>
                      <text:p text:style-name="P18"><text:span text:style-name="T7">V</text:span>zájemné vyčítání</text:p>
                    </text:list-item>
                  </text:list>
                </text:list-item>
              </text:list>
            </text:list-item>
            <text:list-item>
              <text:p text:style-name="P19">zasazení výňatku</text:p>
              <text:list>
                <text:list-item>
                  <text:p text:style-name="P18">páté jednání; výstup čtvrtý</text:p>
                </text:list-item>
                <text:list-item>
                  <text:p text:style-name="P18">závěr díla</text:p>
                </text:list-item>
                <text:list-item>
                  <text:p text:style-name="P18">před (pří) otráven</text:p>
                </text:list-item>
                <text:list-item>
                  <text:p text:style-name="P18">dialog Vávry a Vávrové (Maryši)</text:p>
                </text:list-item>
              </text:list>
            </text:list-item>
            <text:list-item>
              <text:p text:style-name="P20">časoprostor</text:p>
              <text:list>
                <text:list-item>
                  <text:p text:style-name="P11">v rámci několika let <text:span text:style-name="T7">(časový skok dvou let mezi 2. a 3. jednáním)</text:span></text:p>
                </text:list-item>
                <text:list-item>
                  <text:p text:style-name="P12">moravská vesnice poblíž <text:span text:style-name="T8">Klobouků u Brna (jméno vesnice přímo neuvedeno)</text:span></text:p>
                  <text:list>
                    <text:list-item>
                      <text:p text:style-name="P21">nechtěli identifikovat děj v konkrétním místem</text:p>
                    </text:list-item>
                    <text:list-item>
                      <text:p text:style-name="P21">zobecnění děje na kterékoli vesnici</text:p>
                    </text:list-item>
                  </text:list>
                </text:list-item>
                <text:list-item>
                  <text:p text:style-name="P15">1886, 1888</text:p>
                </text:list-item>
              </text:list>
            </text:list-item>
            <text:list-item>
              <text:p text:style-name="P9">kompozice</text:p>
              <text:list>
                <text:list-item>
                  <text:p text:style-name="P22">chronologicky</text:p>
                </text:list-item>
                <text:list-item>
                  <text:p text:style-name="P22">členěno do 5 jednání a dále na výstupy <text:span text:style-name="T9">(okolo deseti v každém)</text:span></text:p>
                  <text:list>
                    <text:list-item>
                      <text:p text:style-name="P21">Antické děle<text:span text:style-name="T11">n</text:span>í:</text:p>
                    </text:list-item>
                    <text:list-item>
                      <text:p text:style-name="P14">Expozice – <text:span text:style-name="T9">domluvení sňatku</text:span></text:p>
                    </text:list-item>
                    <text:list-item>
                      <text:p text:style-name="P14">Kolize – <text:span text:style-name="T9">nucený sňatek / láska s Franckem</text:span></text:p>
                    </text:list-item>
                    <text:list-item>
                      <text:p text:style-name="P14">Krize – <text:span text:style-name="T9">návrat Francka, špatné fungující manželství Vávrových</text:span></text:p>
                      <text:list>
                        <text:list-item>
                          <text:p text:style-name="P21">Fracek veřejně <text:s/>prohlašuje, že bude chodit za Maryšou</text:p>
                        </text:list-item>
                      </text:list>
                    </text:list-item>
                    <text:list-item>
                      <text:p text:style-name="P14">Peripetie – <text:span text:style-name="T9">Lízal nabídne Maryši návrat, Francek nabídne odchod</text:span></text:p>
                    </text:list-item>
                    <text:list-item>
                      <text:p text:style-name="P21">Katastrofa – otrávení Vávry</text:p>
                    </text:list-item>
                    <text:list-item>
                      <text:p text:style-name="P21">zpěvy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/></text:p>
          <text:list>
            <text:list-item>
              <text:p text:style-name="P8">vypravěč:</text:p>
              <text:list>
                <text:list-item>
                  <text:p text:style-name="P24"><text:soft-page-break/>scénické poznámky (velice podrobné, rozepisují umístění, <text:span text:style-name="T9">dokreslují děj</text:span> … ) </text:p>
                </text:list-item>
              </text:list>
            </text:list-item>
            <text:list-item>
              <text:p text:style-name="P25">vyprávěcí způsoby, typy promluv</text:p>
              <text:list>
                <text:list-item>
                  <text:p text:style-name="P24">Postavy mluví přímou řečí <text:span text:style-name="T9">(Ich forma)</text:span></text:p>
                </text:list-item>
                <text:list-item>
                  <text:p text:style-name="P21">dialogy</text:p>
                </text:list-item>
                <text:list-item>
                  <text:p text:style-name="P26">monolog Lízala (1-5)</text:p>
                  <text:list>
                    <text:list-item>
                      <text:p text:style-name="P28">úvahy o provdání Maryši, zda dát Vávrovy peníze</text:p>
                    </text:list-item>
                  </text:list>
                </text:list-item>
              </text:list>
            </text:list-item>
            <text:list-item>
              <text:p text:style-name="P29">postavy</text:p>
              <text:list>
                <text:list-item>
                  <text:p text:style-name="P19">Lízal</text:p>
                  <text:list>
                    <text:list-item>
                      <text:p text:style-name="P19"><text:span text:style-name="T10">šedesátiletý </text:span>sedlák</text:p>
                    </text:list-item>
                    <text:list-item>
                      <text:p text:style-name="P30">lakomý, vychytralý (nechce za <text:span text:style-name="T10">M</text:span>aryšu moc platit)</text:p>
                      <text:list>
                        <text:list-item>
                          <text:p text:style-name="P26">nedodržel slib věna (alibi: umí nakládat s penězi lépe)</text:p>
                        </text:list-item>
                      </text:list>
                    </text:list-item>
                    <text:list-item>
                      <text:p text:style-name="P30">výrazný vývoj:</text:p>
                      <text:list>
                        <text:list-item>
                          <text:p text:style-name="P30">na začátku se snaží Maryšu provdat za Vávru proti její vůli</text:p>
                          <text:list>
                            <text:list-item>
                              <text:p text:style-name="P33">Jen drobné pochybení okamžitě vyvráceno Lízalkou</text:p>
                            </text:list-item>
                          </text:list>
                        </text:list-item>
                        <text:list-item>
                          <text:p text:style-name="P30">ke konci se jí snaží pomoc <text:span text:style-name="T10">(lítost, uvědomění chyby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0">Vávra</text:p>
                  <text:list>
                    <text:list-item>
                      <text:p text:style-name="P30">čtyřicetiletý mlynář</text:p>
                    </text:list-item>
                    <text:list-item>
                      <text:p text:style-name="P30">vdovec, <text:span text:style-name="T13">tři </text:span>děti z původního vztahu</text:p>
                    </text:list-item>
                    <text:list-item>
                      <text:p text:style-name="P31">lakomý</text:p>
                    </text:list-item>
                    <text:list-item>
                      <text:p text:style-name="P33">není úplně dobrý hospodář</text:p>
                    </text:list-item>
                    <text:list-item>
                      <text:p text:style-name="P33">v průběhu děje se z něj <text:s/>stane alkoholik</text:p>
                    </text:list-item>
                  </text:list>
                </text:list-item>
              </text:list>
            </text:list-item>
          </text:list>
        </text:list-item>
      </text:list>
      <text:list xml:id="list1986665208" text:style-name="L3">
        <text:list-item>
          <text:list>
            <text:list-item>
              <text:list>
                <text:list-item>
                  <text:list>
                    <text:list-item>
                      <text:p text:style-name="P32">chce si vzít <text:span text:style-name="T12">(a vezme)</text:span> Maryšu</text:p>
                    </text:list-item>
                    <text:list-item>
                      <text:p text:style-name="P34">domácí násilí, <text:span text:style-name="T14">násilnická povaha</text:span></text:p>
                    </text:list-item>
                    <text:list-item>
                      <text:p text:style-name="P35">na konci snaha o změnu (ale stále obviňuje Maryšu)</text:p>
                    </text:list-item>
                  </text:list>
                </text:list-item>
              </text:list>
            </text:list-item>
          </text:list>
        </text:list-item>
      </text:list>
      <text:list xml:id="list135546568839529" text:continue-list="list135546457360740" text:style-name="L1">
        <text:list-item>
          <text:list>
            <text:list-item>
              <text:list>
                <text:list-item>
                  <text:list>
                    <text:list-item>
                      <text:p text:style-name="P30"><text:span text:style-name="T13">hlavní </text:span>záporná postava</text:p>
                    </text:list-item>
                  </text:list>
                </text:list-item>
                <text:list-item>
                  <text:p text:style-name="P30">Maryša</text:p>
                  <text:list>
                    <text:list-item>
                      <text:p text:style-name="P30">pohledná <text:s/>mladá žena</text:p>
                    </text:list-item>
                    <text:list-item>
                      <text:p text:style-name="P30">dcera Lízalova</text:p>
                    </text:list-item>
                    <text:list-item>
                      <text:p text:style-name="P30">vdá se za Vávru (proti své vůli)</text:p>
                      <text:list>
                        <text:list-item>
                          <text:p text:style-name="P27">nechce být neposlušnou dcerou</text:p>
                        </text:list-item>
                        <text:list-item>
                          <text:p text:style-name="P27">náboženské <text:span text:style-name="T11">a zvykové </text:span>důvody</text:p>
                        </text:list-item>
                        <text:list-item>
                          <text:p text:style-name="P37">finančně závislá</text:p>
                        </text:list-item>
                      </text:list>
                    </text:list-item>
                    <text:list-item>
                      <text:p text:style-name="P30">zamilovaná do Fra<text:span text:style-name="T10">n</text:span>cka</text:p>
                    </text:list-item>
                    <text:list-item>
                      <text:p text:style-name="P30">vývoj díky vlivu svého manžela <text:span text:style-name="T10">a nefungujícího manželství</text:span></text:p>
                      <text:list>
                        <text:list-item>
                          <text:p text:style-name="P38">zaražená, změna vzhledu, ztichlá, <text:span text:style-name="T10">sešlá,</text:span> schopná vraždy</text:p>
                        </text:list-item>
                      </text:list>
                    </text:list-item>
                  </text:list>
                </text:list-item>
                <text:list-item>
                  <text:p text:style-name="P38">Francek</text:p>
                  <text:list>
                    <text:list-item>
                      <text:p text:style-name="P38">pohledný mladík</text:p>
                    </text:list-item>
                    <text:list-item>
                      <text:p text:style-name="P38">zamilovaný do Maryši</text:p>
                    </text:list-item>
                    <text:list-item>
                      <text:p text:style-name="P38">musí nastoupit na vojnu</text:p>
                    </text:list-item>
                    <text:list-item>
                      <text:p text:style-name="P38">nechce se ji vzdát i po návratu dva roky po svatbě</text:p>
                    </text:list-item>
                    <text:list-item>
                      <text:p text:style-name="P36">impulsivní chování (prohlašoval v hospodě, že bude chodit za Maryšou)</text:p>
                    </text:list-item>
                  </text:list>
                </text:list-item>
                <text:list-item>
                  <text:p text:style-name="P38">Lízalka</text:p>
                  <text:list>
                    <text:list-item>
                      <text:p text:style-name="P38">umíněná, podporuje svého manžela</text:p>
                    </text:list-item>
                    <text:list-item>
                      <text:p text:style-name="P36">bez žádných pochybností</text:p>
                    </text:list-item>
                  </text:list>
                </text:list-item>
                <text:list-item>
                  <text:p text:style-name="P36">služebná Rozára</text:p>
                  <text:list>
                    <text:list-item>
                      <text:p text:style-name="P36">snaha pomoci Maryši (odpor k Vávrovi<text:span text:style-name="T15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1">jazykové prostředky</text:span> </text:p>
          <text:list>
            <text:list-item>
              <text:list>
                <text:list-item>
                  <text:p text:style-name="P39">postavy mluví nářečím <text:span text:style-name="T14">(směs tří moravských nářečí)</text:span></text:p>
                </text:list-item>
                <text:list-item>
                  <text:p text:style-name="P39">scénické poznámky psány starou spisovou češtinou</text:p>
                </text:list-item>
              </text:list>
            </text:list-item>
          </text:list>
        </text:list-item>
        <text:list-item>
          <text:p text:style-name="P41">Autoři</text:p>
        </text:list-item>
      </text:list>
      <text:list xml:id="list3098644869" text:style-name="L4">
        <text:list-item>
          <text:list>
            <text:list-item>
              <text:p text:style-name="P42">představitelé Českého realismu až naturalismu</text:p>
            </text:list-item>
            <text:list-item>
              <text:p text:style-name="P42">společné díla: Rok na vsi, Bavlnova žena</text:p>
            </text:list-item>
            <text:list-item>
              <text:p text:style-name="P42"><text:soft-page-break/>Alois Mrštík</text:p>
              <text:list>
                <text:list-item>
                  <text:p text:style-name="P43">spisovatel a dramatik</text:p>
                </text:list-item>
                <text:list-item>
                  <text:p text:style-name="P42">přispíval do několika almanachů a časopisů (např. Máj)</text:p>
                </text:list-item>
                <text:list-item>
                  <text:p text:style-name="P42">Povídky a obrázky, Hore Váhom, Nit stříbrná</text:p>
                </text:list-item>
              </text:list>
            </text:list-item>
            <text:list-item>
              <text:p text:style-name="P43">Vilém Mrštík</text:p>
              <text:list>
                <text:list-item>
                  <text:p text:style-name="P44">překladatel (převážně Ruský realismus)</text:p>
                </text:list-item>
                <text:list-item>
                  <text:p text:style-name="P44">přispíval do Ruchu a později do Lumíru</text:p>
                </text:list-item>
                <text:list-item>
                  <text:p text:style-name="P44">signatářem České moderny</text:p>
                </text:list-item>
                <text:list-item>
                  <text:p text:style-name="P44">Santa Lucia, Pohádka Máje</text:p>
                </text:list-item>
              </text:list>
            </text:list-item>
          </text:list>
        </text:list-item>
      </text:list>
      <text:p text:style-name="P2"><text:span text:style-name="T3">ZDROJE:</text:span><text:span text:style-name="T4"> </text:span></text:p>
      <text:p text:style-name="P3">MRŠTÍK, Alois; MRŠTÍK, Vilém. Maryša : drama v pěti jednáních</text:p>
      <text:p text:style-name="P3">[online]. V MKP 1. vyd. Praha : Městská knihovna v Praze, 2011</text:p>
      <text:p text:style-name="P2"><text:span text:style-name="T4">[</text:span><text:span text:style-name="T5">2019-10-01</text:span><text:span text:style-name="T4">]. Dostupné z</text:span></text:p>
      <text:p text:style-name="P3">WWW: &lt;http://web2.mlp.cz/koweb/00/03/37/00/62/marysa.pdf&gt;</text:p>
      <text:p text:style-name="P1">Vlastní zápi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0-24T13:55:45.445635407</dc:date>
    <meta:editing-duration>PT17H17M54S</meta:editing-duration>
    <meta:editing-cycles>55</meta:editing-cycles>
    <meta:generator>LibreOffice/6.0.7.3$Linux_X86_64 LibreOffice_project/00m0$Build-3</meta:generator>
    <meta:print-date>2019-10-24T13:44:17.138776397</meta:print-date>
    <meta:document-statistic meta:table-count="0" meta:image-count="0" meta:object-count="0" meta:page-count="3" meta:paragraph-count="112" meta:word-count="606" meta:character-count="3486" meta:non-whitespace-character-count="3080"/>
  </office:meta>
</office:document-meta>
</file>